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13.503cm"/>
    </style:style>
    <style:style style:name="co12" style:family="table-column">
      <style:table-column-properties fo:break-before="auto" style:column-width="4.662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11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11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11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11"/>
        </table:table-row>
        <table:table-row table:style-name="ro1">
          <table:table-cell office:value-type="string">
            <text:p>You can add some companion plants in each plot (intented for a particular plant family), in order to reduce pests. Some flowers such as </text:p>
          </table:table-cell>
          <table:table-cell table:number-columns-repeated="11"/>
        </table:table-row>
        <table:table-row table:style-name="ro1">
          <table:table-cell office:value-type="string">
            <text:p>chamomile, marigold, tagetes, comfrey, spurrey, garden nasturtium, tansy, common marigold, garden pansy, bee balm, ... are good for this; see</text:p>
          </table:table-cell>
          <table:table-cell table:number-columns-repeated="11"/>
        </table:table-row>
        <table:table-row table:style-name="ro1">
          <table:table-cell office:value-type="string">
            <text:p>https://en.wikipedia.org/wiki/List_of_companion_plan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11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11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11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11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11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11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11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11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11"/>
        </table:table-row>
        <table:table-row table:style-name="ro1">
          <table:table-cell office:value-type="string">
            <text:p>You also best make a 3-bin compost system from pallets (just 3 pallets next to another). You put new compost on the first pallet, then after a month move half</text:p>
          </table:table-cell>
          <table:table-cell table:number-columns-repeated="11"/>
        </table:table-row>
        <table:table-row table:style-name="ro2">
          <table:table-cell office:value-type="string">
            <text:p>the pile to the second pallet (turned over), and turn over the pile on pallet 1. Finished compost (humus) is put on the 3<text:span text:style-name="T1">rd</text:span> pallet.</text:p>
          </table:table-cell>
          <table:table-cell table:number-columns-repeated="11"/>
        </table:table-row>
        <table:table-row table:style-name="ro1">
          <table:table-cell office:value-type="string">
            <text:p>Also take note, that the ideal carbon:nitrogen (C/N) ratio is 30:1. However, you can use up to a C/N ratio of 1:2. Carbon materials are wood, straw, ... whereas </text:p>
          </table:table-cell>
          <table:table-cell table:number-columns-repeated="11"/>
        </table:table-row>
        <table:table-row table:style-name="ro1">
          <table:table-cell office:value-type="string">
            <text:p>nitrogen materials include leaves, animal/human excrement, ... All eaten vegetables, fruit, ... are best recycled so that you don't need to buy any additional fertilisers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11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11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11"/>
        </table:table-row>
        <table:table-row table:style-name="ro1">
          <table:table-cell office:value-type="string">
            <text:p>biennial, meaning you need to keep them for 2 years if you want them to generate flowers and thus seed. Also keep at least 2 crops for seed-setting, since </text:p>
          </table:table-cell>
          <table:table-cell table:number-columns-repeated="11"/>
        </table:table-row>
        <table:table-row table:style-name="ro1">
          <table:table-cell office:value-type="string">
            <text:p>most crops are self-incompatible, so require at least 2 crops for cross-pollination purposes.</text:p>
          </table:table-cell>
          <table:table-cell table:number-columns-repeated="11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11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11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Beta vulgaris subsp. vulgaris (Cicla/Flavescens Group)</text:p>
          </table:table-cell>
          <table:table-cell office:value-type="string">
            <text:p>B</text:p>
          </table:table-cell>
          <table:table-cell/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Spinacia olerace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FSu</text:p>
          </table:table-cell>
          <table:table-cell/>
          <table:table-cell office:value-type="string">
            <text:p>Iran (3)</text:p>
          </table:table-cell>
        </table:table-row>
        <table:table-row table:style-name="ro1">
          <table:table-cell/>
          <table:table-cell office:value-type="string">
            <text:p>quinoa</text:p>
          </table:table-cell>
          <table:table-cell office:value-type="string">
            <text:p>Chenopodium quinoa</text:p>
          </table:table-cell>
          <table:table-cell table:number-columns-repeated="8"/>
          <table:table-cell office:value-type="string">
            <text:p>Bolivia</text:p>
          </table:table-cell>
        </table:table-row>
        <table:table-row table:style-name="ro1">
          <table:table-cell/>
          <table:table-cell office:value-type="string">
            <text:p>foxtail amaranth</text:p>
          </table:table-cell>
          <table:table-cell office:value-type="string">
            <text:p>Amaranthus caudatus</text:p>
          </table:table-cell>
          <table:table-cell table:number-columns-repeated="8"/>
          <table:table-cell office:value-type="string">
            <text:p>Peru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Allium cepa var. aggregatum</text:p>
          </table:table-cell>
          <table:table-cell office:value-type="string">
            <text:p>B (sterile)</text:p>
          </table:table-cell>
          <table:table-cell/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FSu</text:p>
          </table:table-cell>
          <table:table-cell/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Allium sativum</text:p>
          </table:table-cell>
          <table:table-cell office:value-type="string">
            <text:p>B (sterile)</text:p>
          </table:table-cell>
          <table:table-cell/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ight</text:p>
          </table:table-cell>
          <table:table-cell office:value-type="string">
            <text:p>FSu</text:p>
          </table:table-cell>
          <table:table-cell/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chives</text:p>
          </table:table-cell>
          <table:table-cell office:value-type="string">
            <text:p>Allium schoenoprasum</text:p>
          </table:table-cell>
          <table:table-cell table:number-columns-repeated="2"/>
          <table:table-cell office:value-type="string">
            <text:p>March-april</text:p>
          </table:table-cell>
          <table:table-cell office:value-type="string">
            <text:p>march (following year)</text:p>
          </table:table-cell>
          <table:table-cell office:value-type="string">
            <text:p>30x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Cynara cardunculus var. scolymus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FSu</text:p>
          </table:table-cell>
          <table:table-cell/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Helianthus tuberosu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FSu</text:p>
          </table:table-cell>
          <table:table-cell/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Tragopogon porrifoliu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Scorzonera hispanica</text:p>
          </table:table-cell>
          <table:table-cell office:value-type="string">
            <text:p>P</text:p>
          </table:table-cell>
          <table:table-cell/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/>
          <table:table-cell office:value-type="string">
            <text:p>tarragon</text:p>
          </table:table-cell>
          <table:table-cell office:value-type="string">
            <text:p>Artemisia dracunculu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Brassica rapa var. Japonic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Brassica junce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Brassica rapa var. chinensis</text:p>
          </table:table-cell>
          <table:table-cell office:value-type="string">
            <text:p>A</text:p>
          </table:table-cell>
          <table:table-cell/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Eruca sativa</text:p>
          </table:table-cell>
          <table:table-cell office:value-type="string">
            <text:p>A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Brassica oleracea (Acephal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FSu</text:p>
          </table:table-cell>
          <table:table-cell/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Barbarea verna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Brassica oleracea (Gemmifera Group)</text:p>
          </table:table-cell>
          <table:table-cell office:value-type="string">
            <text:p>B</text:p>
          </table:table-cell>
          <table:table-cell/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FSu</text:p>
          </table:table-cell>
          <table:table-cell/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Brassica rapa subsp. rapa</text:p>
          </table:table-cell>
          <table:table-cell office:value-type="string">
            <text:p>B</text:p>
          </table:table-cell>
          <table:table-cell/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FSu</text:p>
          </table:table-cell>
          <table:table-cell/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Brassica napus (Napobrassica Group)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FSu</text:p>
          </table:table-cell>
          <table:table-cell/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Brassica oleracea (Italica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FSu</text:p>
          </table:table-cell>
          <table:table-cell/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Brassica oleracea (Gongylodes Group)</text:p>
          </table:table-cell>
          <table:table-cell office:value-type="string">
            <text:p>B</text:p>
          </table:table-cell>
          <table:table-cell/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Brassica oleracea (Botrytis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FSu</text:p>
          </table:table-cell>
          <table:table-cell/>
          <table:table-cell office:value-type="string">
            <text:p>Italy (25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Cucurbita maxima / Cucurbita moschata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FSu</text:p>
          </table:table-cell>
          <table:table-cell/>
          <table:table-cell office:value-type="string">
            <text:p>Uruguay (26)</text:p>
          </table:table-cell>
        </table:table-row>
        <table:table-row table:style-name="ro1">
          <table:table-cell/>
          <table:table-cell office:value-type="string">
            <text:p>summer squash</text:p>
          </table:table-cell>
          <table:table-cell office:value-type="string">
            <text:p>Cucurbita pepo</text:p>
          </table:table-cell>
          <table:table-cell table:number-columns-repeated="2"/>
          <table:table-cell office:value-type="string">
            <text:p>May-june</text:p>
          </table:table-cell>
          <table:table-cell office:value-type="string">
            <text:p>July-august</text:p>
          </table:table-cell>
          <table:table-cell office:value-type="string">
            <text:p>90x150</text:p>
          </table:table-cell>
          <table:table-cell office:value-type="string">
            <text:p>Summer crookneck, Vegetable Spaghetti, zucchini = Rondo Di Nizza 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/>
          <table:table-cell office:value-type="string">
            <text:p>cucumber</text:p>
          </table:table-cell>
          <table:table-cell office:value-type="string">
            <text:p>Cucumis sativus</text:p>
          </table:table-cell>
          <table:table-cell table:number-columns-repeated="2"/>
          <table:table-cell office:value-type="string">
            <text:p>April-may</text:p>
          </table:table-cell>
          <table:table-cell office:value-type="string">
            <text:p>July-october</text:p>
          </table:table-cell>
          <table:table-cell office:value-type="string">
            <text:p>100x150</text:p>
          </table:table-cell>
          <table:table-cell office:value-type="string">
            <text:p>La Diva, Gherkin Adam</text:p>
          </table:table-cell>
          <table:table-cell table:number-columns-repeated="2"/>
          <table:table-cell office:value-type="string">
            <text:p>Indi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Vicia faba</text:p>
          </table:table-cell>
          <table:table-cell office:value-type="string">
            <text:p>P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FSu</text:p>
          </table:table-cell>
          <table:table-cell/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Phaseolus vulgaris</text:p>
          </table:table-cell>
          <table:table-cell office:value-type="string">
            <text:p>A</text:p>
          </table:table-cell>
          <table:table-cell/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FSu</text:p>
          </table:table-cell>
          <table:table-cell/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Pisum sativ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FSu</text:p>
          </table:table-cell>
          <table:table-cell/>
          <table:table-cell office:value-type="string">
            <text:p>Syria (29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aminae</text:p>
          </table:table-cell>
          <table:table-cell office:value-type="string">
            <text:p>corn (sweet)</text:p>
          </table:table-cell>
          <table:table-cell office:value-type="string">
            <text:p>Zea mays convar. saccharata var. rugos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May-june</text:p>
          </table:table-cell>
          <table:table-cell office:value-type="string">
            <text:p>august</text:p>
          </table:table-cell>
          <table:table-cell office:value-type="string">
            <text:p>30x30</text:p>
          </table:table-cell>
          <table:table-cell office:value-type="string">
            <text:p>Golden Bantam, Blue Hopi</text:p>
          </table:table-cell>
          <table:table-cell office:value-type="string">
            <text:p>FSu</text:p>
          </table:table-cell>
          <table:table-cell/>
          <table:table-cell office:value-type="string">
            <text:p>Mexico</text:p>
          </table:table-cell>
        </table:table-row>
        <table:table-row table:style-name="ro1">
          <table:table-cell/>
          <table:table-cell office:value-type="string">
            <text:p>wheat (common)</text:p>
          </table:table-cell>
          <table:table-cell office:value-type="string">
            <text:p>Triticum aestivum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foxtail millet</text:p>
          </table:table-cell>
          <table:table-cell office:value-type="string">
            <text:p>Setaria italica</text:p>
          </table:table-cell>
          <table:table-cell table:number-columns-repeated="8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rice (Asian)</text:p>
          </table:table-cell>
          <table:table-cell office:value-type="string">
            <text:p>Oryza sativ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oat (common)</text:p>
          </table:table-cell>
          <table:table-cell office:value-type="string">
            <text:p>Avena sativa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rye</text:p>
          </table:table-cell>
          <table:table-cell office:value-type="string">
            <text:p>Secale cereale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pearl millet</text:p>
          </table:table-cell>
          <table:table-cell office:value-type="string">
            <text:p>Pennisetum glaucum</text:p>
          </table:table-cell>
          <table:table-cell table:number-columns-repeated="8"/>
          <table:table-cell office:value-type="string">
            <text:p>Mali</text:p>
          </table:table-cell>
        </table:table-row>
        <table:table-row table:style-name="ro1">
          <table:table-cell/>
          <table:table-cell office:value-type="string">
            <text:p>barley</text:p>
          </table:table-cell>
          <table:table-cell office:value-type="string">
            <text:p>Hordeum vulgare</text:p>
          </table:table-cell>
          <table:table-cell table:number-columns-repeated="8"/>
          <table:table-cell office:value-type="string">
            <text:p>Egypt</text:p>
          </table:table-cell>
        </table:table-row>
        <table:table-row table:style-name="ro1">
          <table:table-cell/>
          <table:table-cell office:value-type="string">
            <text:p>Sorghum</text:p>
          </table:table-cell>
          <table:table-cell office:value-type="string">
            <text:p>Sorghum bicolor</text:p>
          </table:table-cell>
          <table:table-cell table:number-columns-repeated="8"/>
          <table:table-cell office:value-type="string">
            <text:p>Sudan</text:p>
          </table:table-cell>
        </table:table-row>
        <table:table-row table:style-name="ro1">
          <table:table-cell/>
          <table:table-cell office:value-type="string">
            <text:p>teff</text:p>
          </table:table-cell>
          <table:table-cell office:value-type="string">
            <text:p>Eragrostis tef</text:p>
          </table:table-cell>
          <table:table-cell table:number-columns-repeated="8"/>
          <table:table-cell office:value-type="string">
            <text:p>Ethiopia</text:p>
          </table:table-cell>
        </table:table-row>
        <table:table-row table:style-name="ro1">
          <table:table-cell/>
          <table:table-cell office:value-type="string">
            <text:p>wild rice</text:p>
          </table:table-cell>
          <table:table-cell office:value-type="string">
            <text:p>Zizania aquatica</text:p>
          </table:table-cell>
          <table:table-cell table:number-columns-repeated="8"/>
          <table:table-cell office:value-type="string">
            <text:p>U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asil</text:p>
          </table:table-cell>
          <table:table-cell office:value-type="string">
            <text:p>Ocimum basilicum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 office:value-type="string">
            <text:p>Sweet Genovese</text:p>
          </table:table-cell>
          <table:table-cell office:value-type="string">
            <text:p>FSu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/>
          <table:table-cell office:value-type="string">
            <text:p>mint</text:p>
          </table:table-cell>
          <table:table-cell office:value-type="string">
            <text:p>Mentha suaveolens, peperita, spicata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april-june</text:p>
          </table:table-cell>
          <table:table-cell office:value-type="string">
            <text:p>30x30</text:p>
          </table:table-cell>
          <table:table-cell office:value-type="string">
            <text:p>apple, spear, pepper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rosemary</text:p>
          </table:table-cell>
          <table:table-cell office:value-type="string">
            <text:p>Rosmarinus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ge</text:p>
          </table:table-cell>
          <table:table-cell office:value-type="string">
            <text:p>Salvia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vory (winter)</text:p>
          </table:table-cell>
          <table:table-cell office:value-type="string">
            <text:p>Satureja montan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oregano</text:p>
          </table:table-cell>
          <table:table-cell office:value-type="string">
            <text:p>Origanum vulgare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June-august</text:p>
          </table:table-cell>
          <table:table-cell table:number-columns-repeated="4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thyme</text:p>
          </table:table-cell>
          <table:table-cell office:value-type="string">
            <text:p>Thymus vulgaris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june-november</text:p>
          </table:table-cell>
          <table:table-cell table:number-columns-repeated="3"/>
          <table:table-cell office:value-type="string">
            <text:p>sandy, well drained soil</text:p>
          </table:table-cell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hyssop</text:p>
          </table:table-cell>
          <table:table-cell office:value-type="string">
            <text:p>Hyssopus officinalis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July-augus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lygonaceae</text:p>
          </table:table-cell>
          <table:table-cell office:value-type="string">
            <text:p>buckwheat</text:p>
          </table:table-cell>
          <table:table-cell office:value-type="string">
            <text:p>Fagopyrum esculentum</text:p>
          </table:table-cell>
          <table:table-cell table:number-columns-repeated="8"/>
          <table:table-cell office:value-type="string">
            <text:p>Russia</text:p>
          </table:table-cell>
        </table:table-row>
        <table:table-row table:style-name="ro1">
          <table:table-cell/>
          <table:table-cell office:value-type="string">
            <text:p>sorrel (common)</text:p>
          </table:table-cell>
          <table:table-cell office:value-type="string">
            <text:p>Rumex acetosa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march-april</text:p>
          </table:table-cell>
          <table:table-cell office:value-type="string">
            <text:p>30x30</text:p>
          </table:table-cell>
          <table:table-cell office:value-type="string">
            <text:p>broad-leaved, buckler-leav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hubarb</text:p>
          </table:table-cell>
          <table:table-cell office:value-type="string">
            <text:p>Rheum rhabarbarum</text:p>
          </table:table-cell>
          <table:table-cell office:value-type="string">
            <text:p>P</text:p>
          </table:table-cell>
          <table:table-cell/>
          <table:table-cell office:value-type="string">
            <text:p>March-april</text:p>
          </table:table-cell>
          <table:table-cell office:value-type="string">
            <text:p>march-april (following year)</text:p>
          </table:table-cell>
          <table:table-cell office:value-type="string">
            <text:p>90x90</text:p>
          </table:table-cell>
          <table:table-cell office:value-type="string">
            <text:p>Glaskin's Perpetual, Victoria</text:p>
          </table:table-cell>
          <table:table-cell office:value-type="string">
            <text:p>FSu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Solanum lycopersicum</text:p>
          </table:table-cell>
          <table:table-cell office:value-type="string">
            <text:p>A</text:p>
          </table:table-cell>
          <table:table-cell/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 office:value-type="string">
            <text:p>Alicante, Money Maker, Clou, Primabella, Primavera</text:p>
          </table:table-cell>
          <table:table-cell office:value-type="string">
            <text:p>FSu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/>
          <table:table-cell office:value-type="string">
            <text:p>eggplant</text:p>
          </table:table-cell>
          <table:table-cell office:value-type="string">
            <text:p>Solanum melongena</text:p>
          </table:table-cell>
          <table:table-cell office:value-type="string">
            <text:p>P (*4)</text:p>
          </table:table-cell>
          <table:table-cell/>
          <table:table-cell office:value-type="string">
            <text:p>February-march</text:p>
          </table:table-cell>
          <table:table-cell office:value-type="string">
            <text:p>July</text:p>
          </table:table-cell>
          <table:table-cell office:value-type="string">
            <text:p>50x50</text:p>
          </table:table-cell>
          <table:table-cell office:value-type="string">
            <text:p>Barbentane, Black Beauty, Rosa Bianca</text:p>
          </table:table-cell>
          <table:table-cell office:value-type="string">
            <text:p>FSu</text:p>
          </table:table-cell>
          <table:table-cell/>
          <table:table-cell office:value-type="string">
            <text:p>Senegal</text:p>
          </table:table-cell>
        </table:table-row>
        <table:table-row table:style-name="ro1">
          <table:table-cell/>
          <table:table-cell office:value-type="string">
            <text:p>pepper</text:p>
          </table:table-cell>
          <table:table-cell office:value-type="string">
            <text:p>Capsicum annuum</text:p>
          </table:table-cell>
          <table:table-cell table:number-columns-repeated="2"/>
          <table:table-cell office:value-type="string">
            <text:p>February-march</text:p>
          </table:table-cell>
          <table:table-cell office:value-type="string">
            <text:p>July-august</text:p>
          </table:table-cell>
          <table:table-cell office:value-type="string">
            <text:p>50x50</text:p>
          </table:table-cell>
          <table:table-cell office:value-type="string">
            <text:p>Marconi Rossa (bell pepper), Fresno, Jalapeno (chili pepper 3500 to 10000 SHU)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ium graveolen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FSu</text:p>
          </table:table-cell>
          <table:table-cell/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Pastinaca sativa</text:p>
          </table:table-cell>
          <table:table-cell office:value-type="string">
            <text:p>B</text:p>
          </table:table-cell>
          <table:table-cell/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FSu</text:p>
          </table:table-cell>
          <table:table-cell/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Foeniculum vulgare</text:p>
          </table:table-cell>
          <table:table-cell office:value-type="string">
            <text:p>P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common, Bronze; bulb fennel= Romanesco, Zefa Fino</text:p>
          </table:table-cell>
          <table:table-cell office:value-type="string">
            <text:p>FSu</text:p>
          </table:table-cell>
          <table:table-cell/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Anethum graveolens</text:p>
          </table:table-cell>
          <table:table-cell office:value-type="string">
            <text:p>A</text:p>
          </table:table-cell>
          <table:table-cell/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FSu</text:p>
          </table:table-cell>
          <table:table-cell/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-leaved)</text:p>
          </table:table-cell>
          <table:table-cell office:value-type="string">
            <text:p>Petroselinum crispum (Neapolitanum Group)</text:p>
          </table:table-cell>
          <table:table-cell office:value-type="string">
            <text:p>B</text:p>
          </table:table-cell>
          <table:table-cell/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 table:number-columns-repeated="3"/>
          <table:table-cell office:value-type="string">
            <text:p>Greece (37)</text:p>
          </table:table-cell>
        </table:table-row>
        <table:table-row table:style-name="ro1">
          <table:table-cell/>
          <table:table-cell office:value-type="string">
            <text:p>coriander</text:p>
          </table:table-cell>
          <table:table-cell office:value-type="string">
            <text:p>Coriandrum sativum</text:p>
          </table:table-cell>
          <table:table-cell table:number-columns-repeated="2"/>
          <table:table-cell office:value-type="string">
            <text:p>March-july</text:p>
          </table:table-cell>
          <table:table-cell office:value-type="string">
            <text:p>may-june</text:p>
          </table:table-cell>
          <table:table-cell office:value-type="string">
            <text:p>25x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ervil</text:p>
          </table:table-cell>
          <table:table-cell office:value-type="string">
            <text:p>Anthriscus cerefolium</text:p>
          </table:table-cell>
          <table:table-cell table:number-columns-repeated="2"/>
          <table:table-cell office:value-type="string">
            <text:p>July-august</text:p>
          </table:table-cell>
          <table:table-cell office:value-type="string">
            <text:p>march (following year)</text:p>
          </table:table-cell>
          <table:table-cell office:value-type="string">
            <text:p>20x20</text:p>
          </table:table-cell>
          <table:table-cell/>
          <table:table-cell office:value-type="string">
            <text:p>F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age</text:p>
          </table:table-cell>
          <table:table-cell office:value-type="string">
            <text:p>Levisticum officinal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Romani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Cichorium endivia</text:p>
          </table:table-cell>
          <table:table-cell office:value-type="string">
            <text:p>B</text:p>
          </table:table-cell>
          <table:table-cell/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FSu</text:p>
          </table:table-cell>
          <table:table-cell/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Cichorium intybus (Radicchio Group)</text:p>
          </table:table-cell>
          <table:table-cell office:value-type="string">
            <text:p>B</text:p>
          </table:table-cell>
          <table:table-cell/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FSu</text:p>
          </table:table-cell>
          <table:table-cell/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Asparagus officinali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FSu</text:p>
          </table:table-cell>
          <table:table-cell/>
          <table:table-cell office:value-type="string">
            <text:p>Spain (40)</text:p>
          </table:table-cell>
        </table:table-row>
        <table:table-row table:style-name="ro1">
          <table:table-cell/>
          <table:table-cell office:value-type="string">
            <text:p>garden nasturtium</text:p>
          </table:table-cell>
          <table:table-cell office:value-type="string">
            <text:p>Tropaeolum majus</text:p>
          </table:table-cell>
          <table:table-cell table:number-columns-repeated="5"/>
          <table:table-cell office:value-type="string">
            <text:p>Empress of Indi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rage</text:p>
          </table:table-cell>
          <table:table-cell office:value-type="string">
            <text:p>Borago officinali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otes: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1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1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1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1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1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/06/2018</text:date>, <text:time>14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6-01T14:56:09.89</dc:date>
    <dc:creator>Lutjens </dc:creator>
    <meta:editing-duration>PT12H53M44S</meta:editing-duration>
    <meta:editing-cycles>65</meta:editing-cycles>
    <meta:document-statistic meta:table-count="2" meta:cell-count="688" meta:object-count="0"/>
  </office:meta>
</office:document-meta>
</file>